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a123f" officeooo:paragraph-rsid="001a123f"/>
    </style:style>
    <style:style style:name="P2" style:family="paragraph" style:parent-style-name="Standard">
      <style:text-properties fo:language="en" fo:country="US" officeooo:rsid="001a123f" officeooo:paragraph-rsid="001b33a7"/>
    </style:style>
    <style:style style:name="P3" style:family="paragraph" style:parent-style-name="Standard">
      <style:text-properties fo:language="en" fo:country="US" officeooo:rsid="001b33a7" officeooo:paragraph-rsid="001d1ebf"/>
    </style:style>
    <style:style style:name="P4" style:family="paragraph" style:parent-style-name="Standard">
      <style:text-properties fo:language="en" fo:country="US" officeooo:rsid="00248347" officeooo:paragraph-rsid="00248347"/>
    </style:style>
    <style:style style:name="P5" style:family="paragraph" style:parent-style-name="Standard">
      <style:text-properties fo:language="en" fo:country="US" officeooo:rsid="00253702" officeooo:paragraph-rsid="00253702"/>
    </style:style>
    <style:style style:name="P6" style:family="paragraph" style:parent-style-name="Standard">
      <style:text-properties fo:language="en" fo:country="US" officeooo:rsid="0026a26a" officeooo:paragraph-rsid="0026a26a"/>
    </style:style>
    <style:style style:name="P7" style:family="paragraph" style:parent-style-name="Standard">
      <style:text-properties fo:language="en" fo:country="US" officeooo:rsid="00279db9" officeooo:paragraph-rsid="00279db9"/>
    </style:style>
    <style:style style:name="P8" style:family="paragraph" style:parent-style-name="Standard">
      <style:text-properties fo:language="en" fo:country="US" officeooo:rsid="00285d57" officeooo:paragraph-rsid="00285d57"/>
    </style:style>
    <style:style style:name="P9" style:family="paragraph" style:parent-style-name="Standard">
      <style:text-properties fo:language="en" fo:country="US" officeooo:rsid="002d0573" officeooo:paragraph-rsid="002d0573"/>
    </style:style>
    <style:style style:name="P10" style:family="paragraph" style:parent-style-name="Standard">
      <style:text-properties fo:language="en" fo:country="US" officeooo:rsid="001d1ebf" officeooo:paragraph-rsid="001d1ebf"/>
    </style:style>
    <style:style style:name="P11" style:family="paragraph" style:parent-style-name="Standard">
      <style:text-properties fo:language="en" fo:country="US" officeooo:rsid="001d1ebf" officeooo:paragraph-rsid="001f8cc1"/>
    </style:style>
    <style:style style:name="P12" style:family="paragraph" style:parent-style-name="Standard">
      <style:text-properties fo:language="en" fo:country="US" officeooo:rsid="00248347" officeooo:paragraph-rsid="001b33a7"/>
    </style:style>
    <style:style style:name="P13" style:family="paragraph" style:parent-style-name="Standard">
      <style:text-properties fo:language="en" fo:country="US" officeooo:rsid="00248347" officeooo:paragraph-rsid="00248347"/>
    </style:style>
    <style:style style:name="P14" style:family="paragraph" style:parent-style-name="Standard">
      <style:text-properties fo:language="en" fo:country="US" officeooo:rsid="0026a26a" officeooo:paragraph-rsid="00253702"/>
    </style:style>
    <style:style style:name="P15" style:family="paragraph" style:parent-style-name="Standard">
      <style:text-properties fo:language="en" fo:country="US" officeooo:rsid="0026a26a" officeooo:paragraph-rsid="0026a26a"/>
    </style:style>
    <style:style style:name="P16" style:family="paragraph" style:parent-style-name="Standard">
      <style:text-properties fo:language="en" fo:country="US" officeooo:rsid="00285d57" officeooo:paragraph-rsid="00285d57"/>
    </style:style>
    <style:style style:name="P17" style:family="paragraph" style:parent-style-name="Standard">
      <style:text-properties fo:language="en" fo:country="US" fo:font-weight="bold" officeooo:rsid="00285d57" officeooo:paragraph-rsid="00285d57" style:font-weight-asian="bold" style:font-weight-complex="bold"/>
    </style:style>
    <style:style style:name="P18" style:family="paragraph" style:parent-style-name="Standard">
      <style:text-properties fo:language="en" fo:country="US" fo:font-weight="bold" officeooo:rsid="003834ab" officeooo:paragraph-rsid="003834ab" style:font-weight-asian="bold" style:font-weight-complex="bold"/>
    </style:style>
    <style:style style:name="P19" style:family="paragraph" style:parent-style-name="Standard" style:list-style-name="L35">
      <style:text-properties fo:language="en" fo:country="US" fo:font-weight="bold" officeooo:rsid="003c90dd" officeooo:paragraph-rsid="003c90dd" style:font-weight-asian="bold" style:font-weight-complex="bold"/>
    </style:style>
    <style:style style:name="P20" style:family="paragraph" style:parent-style-name="Standard">
      <style:text-properties fo:language="en" fo:country="US" officeooo:rsid="001b33a7" officeooo:paragraph-rsid="001d1ebf"/>
    </style:style>
    <style:style style:name="P21" style:family="paragraph" style:parent-style-name="Standard">
      <style:text-properties fo:language="en" fo:country="US" officeooo:rsid="001b33a7" officeooo:paragraph-rsid="0029760e"/>
    </style:style>
    <style:style style:name="P22" style:family="paragraph" style:parent-style-name="Standard">
      <style:text-properties fo:language="en" fo:country="US" officeooo:rsid="002a81d2" officeooo:paragraph-rsid="002a81d2"/>
    </style:style>
    <style:style style:name="P23" style:family="paragraph" style:parent-style-name="Standard">
      <style:text-properties fo:language="en" fo:country="US" officeooo:rsid="002a81d2" officeooo:paragraph-rsid="00335ecf"/>
    </style:style>
    <style:style style:name="P24" style:family="paragraph" style:parent-style-name="Standard">
      <style:text-properties fo:language="en" fo:country="US" officeooo:rsid="002a9b75" officeooo:paragraph-rsid="00335ecf"/>
    </style:style>
    <style:style style:name="P25" style:family="paragraph" style:parent-style-name="Standard">
      <style:text-properties fo:language="en" fo:country="US" officeooo:rsid="0046227e" officeooo:paragraph-rsid="0046227e"/>
    </style:style>
    <style:style style:name="P26" style:family="paragraph" style:parent-style-name="Standard">
      <style:text-properties officeooo:paragraph-rsid="001a123f"/>
    </style:style>
    <style:style style:name="P27" style:family="paragraph" style:parent-style-name="Standard">
      <style:text-properties officeooo:paragraph-rsid="001b33a7"/>
    </style:style>
    <style:style style:name="P28" style:family="paragraph" style:parent-style-name="Standard" style:list-style-name="L35">
      <style:text-properties officeooo:paragraph-rsid="003f40a6"/>
    </style:style>
    <style:style style:name="P29" style:family="paragraph">
      <style:paragraph-properties fo:text-align="center"/>
    </style:style>
    <style:style style:name="P30" style:family="paragraph">
      <style:paragraph-properties fo:margin-left="0cm" fo:margin-right="0cm" fo:margin-top="0cm" fo:margin-bottom="0cm" fo:line-height="100%" fo:text-align="start" fo:text-indent="0cm" style:punctuation-wrap="hanging" style:writing-mode="lr-tb"/>
      <style:text-properties fo:font-size="11pt" style:font-size-asian="11pt" style:font-size-complex="11pt"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2"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style:font-name="Liberation Serif" fo:font-size="11pt" style:font-size-asian="11pt" style:font-size-complex="11pt" fo:hyphenate="false"/>
    </style:style>
    <style:style style:name="P36" style:family="paragraph">
      <style:paragraph-properties fo:text-align="center"/>
      <style:text-properties fo:font-size="12pt"/>
    </style:style>
    <style:style style:name="T1" style:family="text">
      <style:text-properties fo:font-size="14pt" fo:language="en" fo:country="US" fo:font-weight="bold" officeooo:rsid="001b33a7" style:font-size-asian="12.25pt" style:font-weight-asian="bold" style:font-size-complex="14pt" style:font-weight-complex="bold"/>
    </style:style>
    <style:style style:name="T2" style:family="text">
      <style:text-properties fo:font-size="14pt" fo:language="en" fo:country="US" fo:font-weight="bold" officeooo:rsid="003b29cb" style:font-size-asian="12.25pt" style:font-weight-asian="bold" style:font-size-complex="14pt" style:font-weight-complex="bold"/>
    </style:style>
    <style:style style:name="T3" style:family="text">
      <style:text-properties fo:font-size="14pt" fo:language="en" fo:country="US" fo:font-weight="bold" officeooo:rsid="001a123f" style:font-size-asian="14pt" style:font-weight-asian="bold" style:font-size-complex="14pt" style:font-weight-complex="bold"/>
    </style:style>
    <style:style style:name="T4" style:family="text">
      <style:text-properties fo:font-size="14pt" fo:language="en" fo:country="US" fo:font-weight="bold" officeooo:rsid="003b29cb"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officeooo:rsid="001b33a7"/>
    </style:style>
    <style:style style:name="T8" style:family="text">
      <style:text-properties officeooo:rsid="001d1ebf"/>
    </style:style>
    <style:style style:name="T9" style:family="text">
      <style:text-properties officeooo:rsid="001ef2fe"/>
    </style:style>
    <style:style style:name="T10" style:family="text">
      <style:text-properties officeooo:rsid="001f8cc1"/>
    </style:style>
    <style:style style:name="T11" style:family="text">
      <style:text-properties officeooo:rsid="0021587b"/>
    </style:style>
    <style:style style:name="T12" style:family="text">
      <style:text-properties officeooo:rsid="00253702"/>
    </style:style>
    <style:style style:name="T13" style:family="text">
      <style:text-properties officeooo:rsid="00285d57"/>
    </style:style>
    <style:style style:name="T14" style:family="text">
      <style:text-properties officeooo:rsid="0029760e"/>
    </style:style>
    <style:style style:name="T15" style:family="text">
      <style:text-properties fo:font-style="italic" officeooo:rsid="00352915" style:font-style-asian="italic" style:font-style-complex="italic"/>
    </style:style>
    <style:style style:name="T16" style:family="text">
      <style:text-properties officeooo:rsid="002bbbe3"/>
    </style:style>
    <style:style style:name="T17" style:family="text">
      <style:text-properties officeooo:rsid="002d0573"/>
    </style:style>
    <style:style style:name="T18" style:family="text">
      <style:text-properties officeooo:rsid="002e60e8"/>
    </style:style>
    <style:style style:name="T19" style:family="text">
      <style:text-properties officeooo:rsid="002fb2b9"/>
    </style:style>
    <style:style style:name="T20" style:family="text">
      <style:text-properties officeooo:rsid="00300828"/>
    </style:style>
    <style:style style:name="T21" style:family="text">
      <style:text-properties officeooo:rsid="00352915"/>
    </style:style>
    <style:style style:name="T22" style:family="text">
      <style:text-properties officeooo:rsid="003acfa0"/>
    </style:style>
    <style:style style:name="T23" style:family="text">
      <style:text-properties officeooo:rsid="003b29cb"/>
    </style:style>
    <style:style style:name="T24" style:family="text">
      <style:text-properties fo:font-weight="normal" style:font-weight-asian="normal" style:font-weight-complex="normal"/>
    </style:style>
    <style:style style:name="T25" style:family="text">
      <style:text-properties fo:language="en" fo:country="US" fo:font-weight="bold" officeooo:rsid="003f40a6" style:font-weight-asian="bold" style:font-weight-complex="bold"/>
    </style:style>
    <style:style style:name="T26" style:family="text">
      <style:text-properties fo:language="en" fo:country="US" fo:font-weight="normal" officeooo:rsid="003f40a6" style:font-weight-asian="normal" style:font-weight-complex="normal"/>
    </style:style>
    <style:style style:name="T27" style:family="text">
      <style:text-properties officeooo:rsid="0044c7ed"/>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Liberation Serif"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0" style:family="text">
      <style:text-properties fo:font-size="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style:run-through="foreground"/>
    </style:style>
    <style:style style:name="gr4" style:family="graphic" style:list-style-name="L36">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 style:family="graphic" style:list-style-name="L37">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6" style:family="graphic" style:list-style-name="L38">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7" style:family="graphic" style:list-style-name="L39">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8" style:family="graphic" style:list-style-name="L40">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9" style:family="graphic" style:list-style-name="L41">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0" style:family="graphic" style:list-style-name="L42">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1" style:family="graphic" style:list-style-name="L43">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12" style:family="graphic" style:list-style-name="L44">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3" style:family="graphic" style:list-style-name="L45">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14" style:family="graphic" style:list-style-name="L46">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5" style:family="graphic" style:list-style-name="L47">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list-style-name="L48">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8" style:family="graphic" style:list-style-name="L49">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9"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list-style-name="L50">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1" style:family="graphic" style:list-style-name="L51">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2" style:family="graphic" style:list-style-name="L52">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3" style:family="graphic" style:list-style-name="L53">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4" style:family="graphic" style:list-style-name="L54">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5" style:family="graphic" style:list-style-name="L55">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6" style:family="graphic" style:list-style-name="L56">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7" style:family="graphic" style:list-style-name="L57">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1. <text:s/>O</text:span><text:span text:style-name="T1">bjective of the investigation</text:span></text:p>
      <text:p text:style-name="P3">The main objective of this study is to investigate the perception of <text:s/>behaviors of dominance in a dialogue of cooperative negotiation. </text:p>
      <text:p text:style-name="P3"><text:s/><text:span text:style-name="T8">Several research already proved that d</text:span>ominance affects directly <text:span text:style-name="T9">the </text:span><text:s/>behavior or strateg<text:span text:style-name="T9">ies </text:span>adopted by interlocutors during the conversation, especially when they are negotiating about their preferences. <text:s/><text:tab/></text:p>
      <text:p text:style-name="P3"/>
      <text:p text:style-name="P10">In the continuity of theses researches, we defined a conversational agent that can participate to a cooperative negotiation, In addition, the agent is able to adopt a particular strategy of negotiation (or a behavior) depending on it perception of his relationship with the user.</text:p>
      <text:p text:style-name="P21"/>
      <text:p text:style-name="P22"><text:span text:style-name="T5">Principals of dominance:</text:span> </text:p>
      <text:p text:style-name="P22">We defined the agent with a panel of behavior related to dominance. These behaviors can be resumed into three principals</text:p>
      <text:p text:style-name="P22">1. <text:span text:style-name="T15">(Other)</text:span><text:span text:style-name="T21"> </text:span>Consideration of the other in decision making: How much I care about the preferences of other to choose a restaurant.</text:p>
      <text:p text:style-name="P23">2. <text:span text:style-name="T21">(</text:span><text:span text:style-name="T15">Flow) </text:span><text:span text:style-name="T21">The dialogue flow </text:span></text:p>
      <text:p text:style-name="P24">3. <text:span text:style-name="T15">(Demands)</text:span><text:span text:style-name="T21"> Level of demanding: dominant persons are very demanding.</text:span></text:p>
      <text:p text:style-name="P22"/>
      <text:p text:style-name="P11"><text:tab/>In order to validate the <text:span text:style-name="T10">different</text:span> <text:span text:style-name="T10">behaviors <text:s/>related to dominance defined in our agent, we decided to conduct a first study in which participants analyze the behavior of <text:s/>two agents (agentA, agentB) <text:s/>that participate to a cooperative negotiation on the topic of restaurants.</text:span></text:p>
      <text:p text:style-name="P3"/>
      <text:p text:style-name="P1"/>
      <text:p text:style-name="P26"><text:span text:style-name="T4">2. <text:s/></text:span><text:span text:style-name="T3">Study conditions :</text:span></text:p>
      <text:p text:style-name="P1"><text:span text:style-name="T6"><text:tab/></text:span> </text:p>
      <text:p text:style-name="P2">In order to establish our <text:span text:style-name="T11">experiment</text:span>, <text:span text:style-name="T7">we defined a set of dimensions that cover the study :</text:span></text:p>
      <text:p text:style-name="P12"><text:tab/>1. The agents participating to the dialogues (agentA, agentB) <text:span text:style-name="T27">2</text:span></text:p>
      <text:p text:style-name="P4"><text:tab/>2. <text:span text:style-name="T12">The choice of the interpersonal relationship (dominant, submissive, peer). 3</text:span></text:p>
      <text:p text:style-name="P4"><text:tab/><text:tab/>→<text:span text:style-name="T27"> 3^2</text:span></text:p>
      <text:p text:style-name="P5"><text:s/><text:tab/>3. <text:s/>The preferences of each agent,: <text:span text:style-name="T22">(see section 3)</text:span></text:p>
      <text:p text:style-name="P14"><text:tab/><text:tab/>3.1. Similar: s1, s2.</text:p>
      <text:p text:style-name="P6"><text:tab/><text:tab/>3.2. Different <text:span text:style-name="T17">d</text:span>1, <text:span text:style-name="T17">d</text:span>2.</text:p>
      <text:p text:style-name="P6"><text:tab/><text:tab/>→<text:span text:style-name="T27"> 4</text:span></text:p>
      <text:p text:style-name="P6"><text:tab/><text:tab/><text:span text:style-name="T27">Mais on retirer (s2,s1) car on fait l'hypothèse, comme s1 et s2 sont similaires, que le dialogue avec s1,s2 sera identique au dialogue s2,s1 (dans la même condition). Ce qui n'est pas vrai pour d1,d2, même lorsque A et B ont le même degré de dominance, car celui qui parle en premier va changer le cours du dialogue (par exemple en choisissant le 1er critère discuté).</text:span></text:p>
      <text:p text:style-name="P5"><text:tab/></text:p>
      <text:p text:style-name="P7">Combining all the different cases we obtain the following matrix of <text:span text:style-name="T27">3^2*3 = </text:span>2<text:span text:style-name="T16">7</text:span> possible dialogues.</text:p>
      <text:p text:style-name="P7"/>
      <text:p text:style-name="P7"><draw:frame draw:style-name="fr1" draw:name="Object1" text:anchor-type="paragraph" svg:x="3.821cm" svg:y="0cm" svg:width="9.006cm" svg:height="5.579cm" draw:z-index="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5">Who speaks first ?</text:p>
      <text:p text:style-name="P25"/>
      <text:p text:style-name="P2"><text:tab/></text:p>
      <text:p text:style-name="P7">The first step to define the possible conditions is to delete the redundant elements of the matrix, <text:span text:style-name="T13">we obtain the following results:</text:span></text:p>
      <text:p text:style-name="P9">We also deleted the case (Peer,Peer)= (d2,d1), because the agents are running the same algorithm <text:span text:style-name="T18">Therefore</text:span>, </text:p>
      <text:p text:style-name="P7"/>
      <text:p text:style-name="P7"><draw:frame draw:style-name="fr2" draw:name="Object2" text:anchor-type="paragraph" svg:width="9.006cm" svg:height="5.766cm" draw:z-index="4"><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We consider the relation of dominance as antisymmetric relation, therefore we only consider two relations, balanced relations (submissive, dominant) or balanced relation (peer, peer). <text:span text:style-name="T19">In the future it will be interesting to study the rest of choices, to evaluate if the negotiation can converge.</text:span></text:p>
      <text:p text:style-name="P8"/>
      <text:p text:style-name="P8"><draw:frame draw:style-name="fr2" draw:name="Object3" text:anchor-type="paragraph" svg:width="9.006cm" svg:height="6.264cm" draw:z-index="5"><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We <text:span text:style-name="T14">keep</text:span> at the end <text:span text:style-name="T20">6</text:span> different <text:span text:style-name="T14">choices for the dialogue generation.</text:span></text:p>
      <text:p text:style-name="P8"/>
      <text:p text:style-name="P17"/>
      <text:p text:style-name="P18"><text:span text:style-name="T23">3. <text:s text:c="2"/></text:span>Model of preferences:</text:p>
      <text:p text:style-name="P18"><draw:custom-shape text:anchor-type="paragraph" draw:z-index="12" draw:name="Connecteur droit avec flèche 74" draw:style-name="gr18" draw:text-style-name="P32" svg:width="1.23cm" svg:height="0.003cm" svg:x="8.553cm" svg:y="2.81cm"><text:p/><draw:enhanced-geometry draw:mirror-horizontal="false" draw:mirror-vertical="false" svg:viewBox="0 0 21600 21600" draw:type="mso-spt32" draw:enhanced-path="M 0 0 L 21600 21600 N"/></draw:custom-shape><draw:custom-shape text:anchor-type="paragraph" draw:z-index="11" draw:name="Connecteur droit avec flèche 74" draw:style-name="gr17" draw:text-style-name="P32" svg:width="1.23cm" svg:height="0.003cm" svg:x="8.67cm" svg:y="2.092cm"><text:p/><draw:enhanced-geometry draw:mirror-horizontal="false" draw:mirror-vertical="false" svg:viewBox="0 0 21600 21600" draw:type="mso-spt32" draw:enhanced-path="M 0 0 L 21600 21600 N"/></draw:custom-shape><draw:rect text:anchor-type="paragraph" draw:z-index="10" draw:style-name="gr16" draw:text-style-name="P29" svg:width="1.985cm" svg:height="0.706cm" svg:x="10.031cm" svg:y="2.445cm"><text:p text:style-name="P29">Calm</text:p></draw:rect><draw:rect text:anchor-type="paragraph" draw:z-index="9" draw:style-name="gr16" draw:text-style-name="P29" svg:width="1.985cm" svg:height="0.706cm" svg:x="6.569cm" svg:y="2.445cm"><text:p text:style-name="P29">Noisy</text:p></draw:rect><draw:g text:anchor-type="paragraph" draw:z-index="6" draw:name="Groupe 52" draw:style-name="gr2"><draw:g draw:name="Groupe 53" draw:style-name="gr3"><draw:custom-shape draw:name="Rectangle 55" draw:style-name="gr4" draw:text-style-name="P31" svg:width="2.433cm" svg:height="0.936cm" svg:x="2.561cm" svg:y="2.378cm"><text:p text:style-name="P30"><text:span text:style-name="T28">Japa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5" draw:text-style-name="P31" svg:width="1.989cm" svg:height="0.936cm" svg:x="3.415cm" svg:y="3.593cm"><text:p text:style-name="P30"><text:span text:style-name="T28">Turki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6" draw:text-style-name="P31" svg:width="2.382cm" svg:height="0.936cm" svg:x="0.441cm" svg:y="3.646cm"><text:p text:style-name="P30"><text:span text:style-name="T28">Itali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58" draw:style-name="gr7" draw:text-style-name="P32" svg:width="0.63cm" svg:height="0.278cm" svg:x="3.776cm" svg:y="3.311cm"><text:p/><draw:enhanced-geometry draw:mirror-horizontal="true" draw:mirror-vertical="true" svg:viewBox="0 0 21600 21600" draw:type="mso-spt32" draw:enhanced-path="M 0 0 L 21600 21600 N"/></draw:custom-shape><draw:custom-shape draw:name="Connecteur droit avec flèche 59" draw:style-name="gr8" draw:text-style-name="P32" svg:width="2.147cm" svg:height="0.332cm" svg:x="1.632cm" svg:y="3.315cm"><text:p/><draw:enhanced-geometry draw:mirror-horizontal="false" draw:mirror-vertical="true" svg:viewBox="0 0 21600 21600" draw:type="mso-spt32" draw:enhanced-path="M 0 0 L 21600 21600 N"/></draw:custom-shape><draw:custom-shape draw:name="Rectangle 60" draw:style-name="gr9" draw:text-style-name="P31" svg:width="2.382cm" svg:height="0.936cm" svg:x="-0.044cm" svg:y="2.285cm"><text:p text:style-name="P30"><text:span text:style-name="T28">Frenc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1" draw:style-name="gr10" draw:text-style-name="P32" svg:width="0.967cm" svg:height="0.346cm" svg:x="1.148cm" svg:y="1.939cm"><text:p/><draw:enhanced-geometry draw:mirror-horizontal="false" draw:mirror-vertical="true" svg:viewBox="0 0 21600 21600" draw:type="mso-spt32" draw:enhanced-path="M 0 0 L 21600 21600 N"/></draw:custom-shape><draw:custom-shape draw:name="Rectangle 62" draw:style-name="gr11" draw:text-style-name="P31" svg:width="2.05cm" svg:height="0.936cm" svg:x="1.09cm" svg:y="1.004cm"><text:p text:style-name="P30"><text:span text:style-name="T28">Chi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3" draw:style-name="gr12" draw:text-style-name="P32" svg:width="0.484cm" svg:height="0.428cm" svg:x="1.145cm" svg:y="3.219cm"><text:p/><draw:enhanced-geometry draw:mirror-horizontal="true" draw:mirror-vertical="true" svg:viewBox="0 0 21600 21600" draw:type="mso-spt32" draw:enhanced-path="M 0 0 L 21600 21600 N"/></draw:custom-shape></draw:g><draw:custom-shape draw:name="Connecteur droit avec flèche 54" draw:style-name="gr13" draw:text-style-name="P32" svg:width="1.661cm" svg:height="0.44cm" svg:x="2.115cm" svg:y="1.936cm"><text:p/><draw:enhanced-geometry draw:mirror-horizontal="true" draw:mirror-vertical="true" svg:viewBox="0 0 21600 21600" draw:type="mso-spt32" draw:enhanced-path="M 0 0 L 21600 21600 N"/></draw:custom-shape></draw:g><draw:custom-shape text:anchor-type="paragraph" draw:z-index="8" draw:name="Rectangle 72" draw:style-name="gr15" draw:text-style-name="P34" svg:width="2.361cm" svg:height="0.747cm" svg:x="6.459cm" svg:y="1.699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830917781811223157" text:style-name="L35">
        <text:list-item>
          <text:p text:style-name="P19">S1: <text:span text:style-name="T24">Agent preferences</text:span></text:p>
        </text:list-item>
      </text:list>
      <text:p text:style-name="P18"><draw:rect text:anchor-type="paragraph" draw:z-index="1" draw:style-name="gr1" draw:text-style-name="P29" svg:width="12.128cm" svg:height="3.617cm" svg:x="0.132cm" svg:y="0.078cm"><text:p/></draw:rect></text:p>
      <text:p text:style-name="P18"><draw:custom-shape text:anchor-type="paragraph" draw:z-index="7" draw:name="Rectangle 72" draw:style-name="gr14" draw:text-style-name="P34" svg:width="1.765cm" svg:height="0.747cm" svg:x="10.209cm" svg:y="0.086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text:soft-page-break/></text:p>
      <text:p text:style-name="P18"/>
      <text:p text:style-name="P18"/>
      <text:p text:style-name="P18"/>
      <text:p text:style-name="P18"/>
      <text:p text:style-name="P18"/>
      <text:p text:style-name="P18"/>
      <text:list xml:id="list162550553056505" text:continue-numbering="true" text:style-name="L35">
        <text:list-item>
          <text:p text:style-name="P28"><text:span text:style-name="T25">S2: </text:span><text:span text:style-name="T26"><text:s/>Similar preferences to S1</text:span></text:p>
        </text:list-item>
      </text:list>
      <text:p text:style-name="P18"><draw:rect text:anchor-type="paragraph" draw:z-index="13" draw:style-name="gr16" draw:text-style-name="P29" svg:width="1.786cm" svg:height="0.772cm" svg:x="0.508cm" svg:y="0.242cm"><text:p text:style-name="P29">Japanese</text:p></draw:rect><draw:rect text:anchor-type="paragraph" draw:z-index="2" draw:style-name="gr1" draw:text-style-name="P29" svg:width="13.209cm" svg:height="4.478cm" svg:x="-0.088cm" svg:y="0.086cm"><text:p/></draw:rect></text:p>
      <text:p text:style-name="P18"><draw:custom-shape text:anchor-type="paragraph" draw:z-index="27" draw:name="Connecteur droit avec flèche 74" draw:style-name="gr23" draw:text-style-name="P32" svg:width="1.23cm" svg:height="0.003cm" svg:x="8.869cm" svg:y="1.605cm"><text:p/><draw:enhanced-geometry draw:mirror-horizontal="false" draw:mirror-vertical="false" svg:viewBox="0 0 21600 21600" draw:type="mso-spt32" draw:enhanced-path="M 0 0 L 21600 21600 N"/></draw:custom-shape><draw:rect text:anchor-type="paragraph" draw:z-index="26" draw:style-name="gr16" draw:text-style-name="P36" svg:width="1.987cm" svg:height="0.708cm" svg:x="9.876cm" svg:y="1.233cm"><text:p text:style-name="P29"><text:span text:style-name="T30">Noisy</text:span></text:p></draw:rect><draw:custom-shape text:anchor-type="paragraph" draw:z-index="25" draw:name="Connecteur droit avec flèche 74" draw:style-name="gr22" draw:text-style-name="P32" svg:width="1.23cm" svg:height="0.003cm" svg:x="8.913cm" svg:y="0.473cm"><text:p/><draw:enhanced-geometry draw:mirror-horizontal="false" draw:mirror-vertical="false" svg:viewBox="0 0 21600 21600" draw:type="mso-spt32" draw:enhanced-path="M 0 0 L 21600 21600 N"/></draw:custom-shape><draw:custom-shape text:anchor-type="paragraph" draw:z-index="24" draw:name="Rectangle 72" draw:style-name="gr21" draw:text-style-name="P34" svg:width="2.361cm" svg:height="0.747cm" svg:x="10.142cm" svg:y="0.111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Rectangle 72" draw:style-name="gr20" draw:text-style-name="P34" svg:width="2.361cm" svg:height="0.747cm" svg:x="6.9cm" svg:y="0.111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2" draw:style-name="gr19" draw:text-style-name="P29" svg:x1="1.235cm" svg:y1="3.196cm" svg:x2="3.507cm" svg:y2="2.466cm"><text:p/></draw:line><draw:line text:anchor-type="paragraph" draw:z-index="21" draw:style-name="gr19" draw:text-style-name="P29" svg:x1="1.235cm" svg:y1="3.196cm" svg:x2="1.235cm" svg:y2="2.358cm"><text:p/></draw:line><draw:line text:anchor-type="paragraph" draw:z-index="20" draw:style-name="gr19" draw:text-style-name="P29" svg:x1="3.771cm" svg:y1="1.588cm" svg:x2="1.39cm" svg:y2="0.526cm"><text:p/></draw:line><draw:line text:anchor-type="paragraph" draw:z-index="19" draw:style-name="gr19" draw:text-style-name="P29" svg:x1="3.771cm" svg:y1="1.587cm" svg:x2="3.528cm" svg:y2="0.631cm"><text:p/></draw:line><draw:line text:anchor-type="paragraph" draw:z-index="18" draw:style-name="gr19" draw:text-style-name="P29" svg:x1="1.279cm" svg:y1="1.588cm" svg:x2="1.279cm" svg:y2="0.526cm"><text:p/></draw:line><draw:rect text:anchor-type="paragraph" draw:z-index="17" draw:style-name="gr16" draw:text-style-name="P29" svg:width="1.786cm" svg:height="0.772cm" svg:x="0.441cm" svg:y="3.196cm"><text:p text:style-name="P29">Turkish</text:p></draw:rect><draw:rect text:anchor-type="paragraph" draw:z-index="16" draw:style-name="gr16" draw:text-style-name="P29" svg:width="1.786cm" svg:height="0.772cm" svg:x="2.868cm" svg:y="1.588cm"><text:p text:style-name="P29">French</text:p></draw:rect><draw:rect text:anchor-type="paragraph" draw:z-index="15" draw:style-name="gr16" draw:text-style-name="P29" svg:width="1.786cm" svg:height="0.772cm" svg:x="0.464cm" svg:y="1.588cm"><text:p text:style-name="P29">Italian</text:p></draw:rect><draw:rect text:anchor-type="paragraph" draw:z-index="14" draw:style-name="gr16" draw:text-style-name="P36" svg:width="1.788cm" svg:height="0.773cm" svg:x="2.866cm" svg:y="-0.141cm"><text:p text:style-name="P29"><text:span text:style-name="T30">Chinese</text:span></text:p></draw:rect></text:p>
      <text:p text:style-name="P18"/>
      <text:p text:style-name="P18"><draw:rect text:anchor-type="paragraph" draw:z-index="28" draw:style-name="gr16" draw:text-style-name="P29" svg:width="1.698cm" svg:height="0.706cm" svg:x="7.452cm" svg:y="0.192cm"><text:p text:style-name="P29">Calm</text:p></draw:rect></text:p>
      <text:p text:style-name="P18"/>
      <text:p text:style-name="P18"/>
      <text:p text:style-name="P18"/>
      <text:p text:style-name="P18"/>
      <text:p text:style-name="P18"/>
      <text:p text:style-name="P18"/>
      <text:list xml:id="list162549854412802" text:continue-numbering="true" text:style-name="L35">
        <text:list-item>
          <text:p text:style-name="P28"><draw:rect text:anchor-type="paragraph" draw:z-index="29" draw:style-name="gr16" draw:text-style-name="P29" svg:width="1.786cm" svg:height="0.772cm" svg:x="2.448cm" svg:y="2.138cm"><text:p text:style-name="P29">Turkish</text:p></draw:rect><draw:rect text:anchor-type="paragraph" draw:z-index="30" draw:style-name="gr16" draw:text-style-name="P29" svg:width="1.786cm" svg:height="0.772cm" svg:x="0.178cm" svg:y="2.117cm"><text:p text:style-name="P29">Italian</text:p></draw:rect><draw:rect text:anchor-type="paragraph" draw:z-index="31" draw:style-name="gr16" draw:text-style-name="P29" svg:width="1.786cm" svg:height="0.772cm" svg:x="1.348cm" svg:y="1.081cm"><text:p text:style-name="P29">French</text:p></draw:rect><draw:rect text:anchor-type="paragraph" draw:z-index="32" draw:style-name="gr16" draw:text-style-name="P29" svg:width="1.786cm" svg:height="0.772cm" svg:x="1.214cm" svg:y="3.306cm"><text:p text:style-name="P29">Japanese</text:p></draw:rect><draw:line text:anchor-type="paragraph" draw:z-index="33" draw:style-name="gr19" draw:text-style-name="P29" svg:x1="3.154cm" svg:y1="2.229cm" svg:x2="2.404cm" svg:y2="1.7cm"><text:p/></draw:line><draw:rect text:anchor-type="paragraph" draw:z-index="34" draw:style-name="gr16" draw:text-style-name="P36" svg:width="1.788cm" svg:height="0.773cm" svg:x="4.057cm" svg:y="3.343cm"><text:p text:style-name="P29"><text:span text:style-name="T30">Chinese</text:span></text:p></draw:rect><draw:line text:anchor-type="paragraph" draw:z-index="35" draw:style-name="gr19" draw:text-style-name="P29" svg:x1="4.786cm" svg:y1="3.532cm" svg:x2="3.595cm" svg:y2="2.909cm"><text:p/></draw:line><draw:line text:anchor-type="paragraph" draw:z-index="36" draw:style-name="gr19" draw:text-style-name="P29" svg:x1="1.346cm" svg:y1="2.317cm" svg:x2="2.272cm" svg:y2="1.7cm"><text:p/></draw:line><draw:line text:anchor-type="paragraph" draw:z-index="37" draw:style-name="gr19" draw:text-style-name="P29" svg:x1="2.051cm" svg:y1="3.553cm" svg:x2="3.198cm" svg:y2="2.909cm"><text:p/></draw:line><draw:line text:anchor-type="paragraph" draw:z-index="38" draw:style-name="gr19" draw:text-style-name="P29" svg:x1="2.051cm" svg:y1="3.552cm" svg:x2="1.102cm" svg:y2="2.887cm"><text:p/></draw:line><draw:custom-shape text:anchor-type="paragraph" draw:z-index="39" draw:name="Rectangle 72" draw:style-name="gr24" draw:text-style-name="P34" svg:width="2.361cm" svg:height="0.747cm" svg:x="10.082cm" svg:y="1.411cm"><text:p text:style-name="P35"><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Rectangle 72" draw:style-name="gr25" draw:text-style-name="P34" svg:width="1.59cm" svg:height="0.747cm" svg:x="7.054cm" svg:y="1.39cm"><text:p text:style-name="P33"><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Connecteur droit avec flèche 74" draw:style-name="gr26" draw:text-style-name="P32" svg:width="1.23cm" svg:height="0.003cm" svg:x="8.643cm" svg:y="1.863cm"><text:p/><draw:enhanced-geometry draw:mirror-horizontal="false" draw:mirror-vertical="false" svg:viewBox="0 0 21600 21600" draw:type="mso-spt32" draw:enhanced-path="M 0 0 L 21600 21600 N"/></draw:custom-shape><draw:rect text:anchor-type="paragraph" draw:z-index="42" draw:style-name="gr16" draw:text-style-name="P36" svg:width="1.59cm" svg:height="0.708cm" svg:x="7.033cm" svg:y="2.644cm"><text:p text:style-name="P29"><text:span text:style-name="T30">Noisy</text:span></text:p></draw:rect><draw:custom-shape text:anchor-type="paragraph" draw:z-index="43" draw:name="Connecteur droit avec flèche 74" draw:style-name="gr27" draw:text-style-name="P32" svg:width="1.23cm" svg:height="0.003cm" svg:x="8.622cm" svg:y="3.083cm"><text:p/><draw:enhanced-geometry draw:mirror-horizontal="false" draw:mirror-vertical="false" svg:viewBox="0 0 21600 21600" draw:type="mso-spt32" draw:enhanced-path="M 0 0 L 21600 21600 N"/></draw:custom-shape><draw:rect text:anchor-type="paragraph" draw:z-index="44" draw:style-name="gr16" draw:text-style-name="P29" svg:width="1.698cm" svg:height="0.706cm" svg:x="9.878cm" svg:y="2.727cm"><text:p text:style-name="P29">Calm</text:p></draw:rect><draw:rect text:anchor-type="paragraph" draw:z-index="0" draw:style-name="gr1" draw:text-style-name="P29" svg:width="13.209cm" svg:height="3.506cm" svg:x="-0.088cm" svg:y="0.93cm"><text:p/></draw:rect><text:span text:style-name="T25">D2: </text:span><text:span text:style-name="T26">Different preferences to S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2" draw:display-name="Arrowheads 2" svg:viewBox="0 0 1131 902" svg:d="M564 0l-564 902h1131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4pt" fo:language="en" fo:country="US" fo:font-weight="bold" officeooo:rsid="001b33a7"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01:47.032587964</meta:creation-date>
    <dc:date>2016-07-05T16:25:48.779304652</dc:date>
    <meta:editing-duration>P1DT2H2M10S</meta:editing-duration>
    <meta:editing-cycles>32</meta:editing-cycles>
    <meta:generator>LibreOffice/4.2.8.2$Linux_X86_64 LibreOffice_project/420m0$Build-2</meta:generator>
    <meta:document-statistic meta:table-count="0" meta:image-count="0" meta:object-count="3" meta:page-count="3" meta:paragraph-count="33" meta:word-count="462" meta:character-count="2873" meta:non-whitespace-character-count="2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27cm" fo:break-before="auto" style:use-optimal-row-height="fals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size="13pt" style:font-size-asian="13pt" style:font-size-complex="13pt"/>
    </style:style>
    <style:style style:name="ce2"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14">
          <table:table-cell table:number-columns-repeated="4"/>
        </table:table-row>
        <table:table-row table:style-name="ro2">
          <table:table-cell table:style-name="ce2" office:value-type="string" calcext:value-type="string">
            <text:p>agentA/</text:p>
            <text:p>AgentB</text:p>
          </table:table-cell>
          <table:table-cell table:style-name="ce2" office:value-type="string" calcext:value-type="string">
            <text:p>Dom</text:p>
          </table:table-cell>
          <table:table-cell table:style-name="ce2" office:value-type="string" calcext:value-type="string">
            <text:p>Peer</text:p>
          </table:table-cell>
          <table:table-cell table:style-name="ce2" office:value-type="string" calcext:value-type="string">
            <text:p>Sub</text:p>
          </table:table-cell>
        </table:table-row>
        <table:table-row table:style-name="ro3">
          <table:table-cell table:style-name="ce2" office:value-type="string" calcext:value-type="string" table:number-columns-spanned="1" table:number-rows-spanned="3">
            <text:p>Dom</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Peer</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Sub</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4:57:18.5007017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5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none"/>
      <style:paragraph-properties fo:text-align="center" fo:margin-left="0cm"/>
      <style:text-properties fo:font-size="13pt" style:font-size-asian="13pt" style:font-size-complex="13pt"/>
    </style:style>
    <style:style style:name="ce4" style:family="table-cell" style:parent-style-name="Default">
      <style:table-cell-properties fo:background-color="#eeeeee"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1" office:value-type="string" calcext:value-type="string">
            <text:p>(d2,d1)</text:p>
          </table:table-cell>
          <table:table-cell table:style-name="ce3"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style-name="ce4"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number-columns-repeated="2" table:style-name="ce2" office:value-type="string" calcext:value-type="string">
            <text:p>(d2,d1)</text:p>
          </table:table-cell>
          <table:table-cell table:style-name="ce1" office:value-type="string" calcext:value-type="string">
            <text:p>(d2,d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5:18:27.562698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36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ff3333"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2" table:style-name="ce2" office:value-type="string" calcext:value-type="string">
            <text:p>(s1,s2)</text:p>
          </table:table-cell>
          <table:table-cell table:style-name="ce1" office:value-type="string" calcext:value-type="string">
            <text:p>(s1,s2)</text:p>
          </table:table-cell>
        </table:table-row>
        <table:table-row table:style-name="ro3">
          <table:covered-table-cell table:style-name="ce1"/>
          <table:table-cell table:number-columns-repeated="2" table:style-name="ce2" office:value-type="string" calcext:value-type="string">
            <text:p>(d1,d2)</text:p>
          </table:table-cell>
          <table:table-cell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number-columns-repeated="2" table:style-name="ce3"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style-name="ce2" office:value-type="string" calcext:value-type="string">
            <text:p>(s1,s2)</text:p>
          </table:table-cell>
          <table:table-cell table:style-name="ce1" office:value-type="string" calcext:value-type="string">
            <text:p>(s1,s2)</text:p>
          </table:table-cell>
          <table:table-cell table:style-name="ce2" office:value-type="string" calcext:value-type="string">
            <text:p>(s1,s2)</text:p>
          </table:table-cell>
        </table:table-row>
        <table:table-row table:style-name="ro3">
          <table:covered-table-cell table:style-name="ce1"/>
          <table:table-cell table:style-name="ce2" office:value-type="string" calcext:value-type="string">
            <text:p>(d1,d2)</text:p>
          </table:table-cell>
          <table:table-cell table:style-name="ce1" office:value-type="string" calcext:value-type="string">
            <text:p>(d1,d2)</text:p>
          </table:table-cell>
          <table:table-cell table:style-name="ce2" office:value-type="string" calcext:value-type="string">
            <text:p>(d1,d2)</text:p>
          </table:table-cell>
        </table:table-row>
        <table:table-row table:style-name="ro3">
          <table:covered-table-cell table:style-name="ce1"/>
          <table:table-cell table:number-columns-repeated="3" table:style-name="ce3"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style-name="ce1" office:value-type="string" calcext:value-type="string">
            <text:p>(s1,s2)</text:p>
          </table:table-cell>
          <table:table-cell table:number-columns-repeated="2" table:style-name="ce2" office:value-type="string" calcext:value-type="string">
            <text:p>(s1,s2)</text:p>
          </table:table-cell>
        </table:table-row>
        <table:table-row table:style-name="ro3">
          <table:covered-table-cell table:style-name="ce1"/>
          <table:table-cell table:style-name="ce1" office:value-type="string" calcext:value-type="string">
            <text:p>(d1,d2)</text:p>
          </table:table-cell>
          <table:table-cell table:number-columns-repeated="2" table:style-name="ce2" office:value-type="string" calcext:value-type="string">
            <text:p>(d1,d2)</text:p>
          </table:table-cell>
        </table:table-row>
        <table:table-row table:style-name="ro3">
          <table:covered-table-cell table:style-name="ce1"/>
          <table:table-cell table:number-columns-repeated="2" table:style-name="ce3" office:value-type="string" calcext:value-type="string">
            <text:p>(d2,d1)</text:p>
          </table:table-cell>
          <table:table-cell table:style-name="ce2" office:value-type="string" calcext:value-type="string">
            <text:p>(d2,d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5:18:51.716779361">00:00:00</text:time></text:p>
        </style:region-right>
      </style:header>
      <style:header-left style:display="false"/>
      <style:footer>
        <text:p>Page <text:page-number>1</text:page-number> / <text:page-count>99</text:page-count></text:p>
      </style:footer>
      <style:footer-left style:display="false"/>
    </style:master-page>
  </office:master-styles>
</office:document-styles>
</file>